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paragraph-rsid="0015346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53469" officeooo:paragraph-rsid="00153469" style:font-weight-asian="bold" style:font-weight-complex="bold"/>
    </style:style>
    <style:style style:name="P3" style:family="paragraph" style:parent-style-name="Standard">
      <style:text-properties officeooo:rsid="0014a1f0" officeooo:paragraph-rsid="00153469"/>
    </style:style>
    <style:style style:name="P4" style:family="paragraph" style:parent-style-name="Standard" style:list-style-name="L1">
      <style:text-properties fo:font-weight="normal" officeooo:rsid="000d9eae" officeooo:paragraph-rsid="00153469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188fb0" officeooo:paragraph-rsid="00153469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eefc2" officeooo:paragraph-rsid="00153469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36dcec" officeooo:paragraph-rsid="00153469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383467" officeooo:paragraph-rsid="00153469" style:font-weight-asian="normal" style:font-weight-complex="normal"/>
    </style:style>
    <style:style style:name="P9" style:family="paragraph" style:parent-style-name="Standard" style:list-style-name="L1">
      <style:text-properties fo:font-weight="bold" officeooo:rsid="000eefc2" officeooo:paragraph-rsid="00153469" style:font-weight-asian="bold" style:font-weight-complex="bold"/>
    </style:style>
    <style:style style:name="T1" style:family="text">
      <style:text-properties officeooo:rsid="003385b7"/>
    </style:style>
    <style:style style:name="T2" style:family="text">
      <style:text-properties officeooo:rsid="003451d6"/>
    </style:style>
    <style:style style:name="T3" style:family="text">
      <style:text-properties officeooo:rsid="00470a77"/>
    </style:style>
    <style:style style:name="T4" style:family="text">
      <style:text-properties officeooo:rsid="00429c91"/>
    </style:style>
    <style:style style:name="T5" style:family="text">
      <style:text-properties officeooo:rsid="000eefc2"/>
    </style:style>
    <style:style style:name="T6" style:family="text">
      <style:text-properties officeooo:rsid="0011f57d"/>
    </style:style>
    <style:style style:name="T7" style:family="text">
      <style:text-properties officeooo:rsid="002b5de4"/>
    </style:style>
    <style:style style:name="T8" style:family="text">
      <style:text-properties officeooo:rsid="00188fb0"/>
    </style:style>
    <style:style style:name="T9" style:family="text">
      <style:text-properties officeooo:rsid="002ddd4e"/>
    </style:style>
    <style:style style:name="T10" style:family="text">
      <style:text-properties officeooo:rsid="0032a628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6dcec" style:font-weight-asian="bold" style:font-weight-complex="bold"/>
    </style:style>
    <style:style style:name="T13" style:family="text">
      <style:text-properties fo:font-weight="bold" officeooo:rsid="00383467" style:font-weight-asian="bold" style:font-weight-complex="bold"/>
    </style:style>
    <style:style style:name="T14" style:family="text">
      <style:text-properties officeooo:rsid="0036dcec"/>
    </style:style>
    <style:style style:name="T15" style:family="text">
      <style:text-properties officeooo:rsid="00383467"/>
    </style:style>
    <style:style style:name="T16" style:family="text">
      <style:text-properties officeooo:rsid="00385cea"/>
    </style:style>
    <style:style style:name="T17" style:family="text">
      <style:text-properties officeooo:rsid="00394e86"/>
    </style:style>
    <style:style style:name="T18" style:family="text">
      <style:text-properties officeooo:rsid="0040cc31"/>
    </style:style>
    <style:style style:name="T19" style:family="text">
      <style:text-properties officeooo:rsid="00153469"/>
    </style:style>
    <style:style style:name="T20" style:family="text">
      <style:text-properties officeooo:rsid="0016585f"/>
    </style:style>
    <style:style style:name="T21" style:family="text">
      <style:text-properties officeooo:rsid="0017107e"/>
    </style:style>
    <style:style style:name="T22" style:family="text">
      <style:text-properties officeooo:rsid="001743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-way partitioning</text:p>
      <text:p text:style-name="P1"><text:a xlink:type="simple" xlink:href="../src/QuickSort.java"><text:span text:style-name="T19">Implementation</text:span></text:a></text:p>
      <text:p text:style-name="P3"/>
      <text:list xml:id="list7012870040736185241" text:style-name="L1">
        <text:list-item>
          <text:p text:style-name="P4"><text:span text:style-name="T4">Note that the i</text:span><text:span text:style-name="T5">nner loop of 'partition</text:span><text:span text:style-name="T6">(...)</text:span><text:span text:style-name="T5">' compares an array value against a fixed value and increments the index. Merge sort and shell sort resort to </text:span><text:span text:style-name="T7">data movements </text:span><text:span text:style-name="T4">in their inner loops</text:span><text:span text:style-name="T5">.</text:span></text:p>
        </text:list-item>
        <text:list-item>
          <text:p text:style-name="P9">Handling keys equal to partitioning</text:p>
          <text:list>
            <text:list-item>
              <text:p text:style-name="P5">The left scan is stopped for items with keys greater then or equal to the pivot's key</text:p>
            </text:list-item>
            <text:list-item>
              <text:p text:style-name="P6"><text:span text:style-name="T8">The right scan is stopped for items with keys lesser then or equal to the pivot</text:span><text:span text:style-name="T9">'</text:span><text:span text:style-name="T8">s key</text:span></text:p>
            </text:list-item>
            <text:list-item>
              <text:p text:style-name="P5">By doing so it would seem to create unnecessary swaps involving items with keys equal to the pivot's key. <text:span text:style-name="T1">B</text:span>ut this is crucial to avoiding quadratic running time for <text:span text:style-name="T10">inputs which have only a constant number of distinct keys</text:span></text:p>
              <text:list>
                <text:list-item>
                  <text:p text:style-name="P7">When the scanning stops and a swap has to take place, there can be four possible scenarios</text:p>
                  <text:list>
                    <text:list-item>
                      <text:p text:style-name="P7">GL - The left scan has encountered a key <text:span text:style-name="T11">greater</text:span> then the pivot key and the right scan has encountered a key <text:span text:style-name="T11">lesser</text:span> than the pivot key.</text:p>
                    </text:list-item>
                    <text:list-item>
                      <text:p text:style-name="P5"><text:span text:style-name="T14">GE - The left scan has encountered a key </text:span><text:span text:style-name="T12">greater</text:span><text:span text:style-name="T14"> then the pivot key and the right scan has encountered a key </text:span><text:span text:style-name="T12">equal</text:span><text:span text:style-name="T14"> to the pivot key.</text:span></text:p>
                    </text:list-item>
                    <text:list-item>
                      <text:p text:style-name="P5"><text:span text:style-name="T14">E</text:span><text:span text:style-name="T15">L</text:span><text:span text:style-name="T14"> - The left scan has encountered a key </text:span><text:span text:style-name="T13">equal</text:span><text:span text:style-name="T14"> </text:span><text:span text:style-name="T15">to</text:span><text:span text:style-name="T14"> the pivot key and the right scan has encountered a key </text:span><text:span text:style-name="T13">lesser</text:span><text:span text:style-name="T14"> </text:span><text:span text:style-name="T15">than </text:span><text:span text:style-name="T14">to the pivot key.</text:span></text:p>
                      <text:list>
                        <text:list-header>
                          <text:p text:style-name="P5"><text:span text:style-name="T14">A swap in </text:span><text:span text:style-name="T15">all th</text:span><text:span text:style-name="T20">e</text:span><text:span text:style-name="T15">se above three</text:span><text:span text:style-name="T14"> case</text:span><text:span text:style-name="T15">s</text:span><text:span text:style-name="T14"> is justified as it decreases the inversion count.</text:span></text:p>
                        </text:list-header>
                      </text:list>
                    </text:list-item>
                    <text:list-item>
                      <text:p text:style-name="P8">EE – The left and right scans have encountered keys equal to the pivot key.</text:p>
                      <text:list>
                        <text:list-item>
                          <text:p text:style-name="P5"><text:span text:style-name="T16">A</text:span><text:span text:style-name="T15"> swap may seem u</text:span><text:span text:style-name="T16">n</text:span><text:span text:style-name="T15">necessary here </text:span><text:span text:style-name="T16">and</text:span><text:span text:style-name="T17"> </text:span><text:span text:style-name="T18">indeed, </text:span><text:span text:style-name="T16">scanning ahead is </text:span><text:span text:style-name="T17">more efficient </text:span><text:span text:style-name="T16">when inputs contain only a few duplicate keys</text:span><text:span text:style-name="T15">. </text:span><text:span text:style-name="T16">But in cases of input</text:span><text:span text:style-name="T18">s</text:span><text:span text:style-name="T16"> involving only a constant number of distinct keys</text:span><text:span text:style-name="T15">, </text:span><text:span text:style-name="T16">scanning ahead causes the partitioning to occur on the fringes of the input array, i.e., the recursive tree becomes unbalanced leading to quadratic times.</text:span></text:p>
                        </text:list-item>
                        <text:list-item>
                          <text:p text:style-name="P5"><text:span text:style-name="T16">Not scanning ahead and swapping results in the partitioning to occur more or less in the middle and leads to linear</text:span><text:span text:style-name="T22">i</text:span><text:span text:style-name="T16">thimic </text:span><text:span text:style-name="T17">times.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<text:span text:style-name="T1">For example, in inputs with only a single distinct key, a partition where the scan </text:span><text:span text:style-name="T2">proceeds past equal keys always results in subarray of size one and n – </text:span><text:span text:style-name="T21">2</text:span><text:span text:style-name="T2"> respectively, thus making the recursion tree extremely unbalanced.</text:span><text:span text:style-name="T3">(Fig 10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S PMincho" style:font-size-asian="10.5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2T09:12:05.36</meta:creation-date>
    <dc:date>2013-06-05T18:04:23</dc:date>
    <meta:editing-duration>P0D</meta:editing-duration>
    <meta:editing-cycles>2</meta:editing-cycles>
    <meta:generator>LibreOffice/4.0.2.2$Linux_x86 LibreOffice_project/400m0$Build-2</meta:generator>
    <dc:creator>Kempa </dc:creator>
    <meta:document-statistic meta:table-count="0" meta:image-count="0" meta:object-count="0" meta:page-count="1" meta:paragraph-count="16" meta:word-count="374" meta:character-count="2028" meta:non-whitespace-character-count="1682"/>
  </office:meta>
</office:document-meta>
</file>